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680c" officeooo:paragraph-rsid="000068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add Devices</text:p>
      <text:p text:style-name="P1">login notification</text:p>
      <text:p text:style-name="P1">add edit delete functionality with toast message</text:p>
      <text:p text:style-name="P1">add tag with toast message</text:p>
      <text:p text:style-name="P1">added validation and added data in one state</text:p>
      <text:p text:style-name="P1">added dispatch function and added snackbar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4T14:04:16.932274115</meta:creation-date>
    <dc:date>2022-05-05T00:37:05.966058771</dc:date>
    <meta:editing-duration>PT10H22M39S</meta:editing-duration>
    <meta:editing-cycles>1</meta:editing-cycles>
    <meta:document-statistic meta:table-count="0" meta:image-count="0" meta:object-count="0" meta:page-count="1" meta:paragraph-count="6" meta:word-count="30" meta:character-count="189" meta:non-whitespace-character-count="165"/>
    <meta:generator>LibreOffice/6.4.7.2$Linux_X86_64 LibreOffice_project/40$Build-2</meta:generator>
  </office:meta>
</office:document-meta>
</file>